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svg:stroke-color="#999999" draw:fill="none" draw:fill-color="#ffffcc" draw:textarea-horizontal-align="left" draw:textarea-vertical-align="top" draw:auto-grow-height="false" fo:padding-top="0.279cm" fo:padding-bottom="0.279cm" fo:padding-left="0.305cm" fo:padding-right="0.305cm"/>
    </style:style>
    <style:style style:name="gr3" style:family="graphic" style:parent-style-name="standard">
      <style:graphic-properties svg:stroke-color="#999999" draw:fill="none" draw:fill-color="#e6e6e6" draw:textarea-horizontal-align="left" draw:textarea-vertical-align="top" draw:auto-grow-height="false" fo:padding-top="0.178cm" fo:padding-bottom="0.178cm" fo:padding-left="0.305cm" fo:padding-right="0.305cm"/>
    </style:style>
    <style:style style:name="gr4" style:family="graphic" style:parent-style-name="objectwithoutfill">
      <style:graphic-properties draw:stroke="dash" draw:stroke-dash="Fine_20_Dashed" svg:stroke-width="0.051cm" svg:stroke-color="#33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1cm" svg:stroke-color="#0084d1" draw:marker-start-width="0.276cm" draw:marker-end-width="0.276cm" draw:fill="solid" draw:fill-color="#e6e6e6" draw:textarea-horizontal-align="justify" draw:textarea-vertical-align="bottom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objectwithoutfill">
      <style:graphic-properties draw:stroke="dash" draw:stroke-dash="Fine_20_Dashed_20__28_var_29_" svg:stroke-color="#b80047" draw:marker-start="Arrowheads_20_2"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_20__28_var_29_" svg:stroke-color="#6b2394" draw:marker-start="Arrowheads_20_2"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stroke="solid" draw:stroke-dash="Fine_20_Dashed_20__28_var_29_" svg:stroke-color="#000000" draw:marker-start="Arrowheads_20_2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Fine_20_Dashed_20__28_var_29_" svg:stroke-color="#000000" draw:marker-start="Arrowheads_20_2"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Dashed" svg:stroke-width="0.051cm" svg:stroke-color="#4c4c4c" draw:marker-start="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Dashed" svg:stroke-width="0.051cm" svg:stroke-color="#4c4c4c" draw:marker-start="Arrowheads_20_4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stroke-dash="Fine_20_Dashed_20__28_var_29_" svg:stroke-color="#000000" draw:marker-start="" draw:marker-end="Arrowheads_20_4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15pt" style:font-size-asian="15pt" style:font-size-complex="15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style:font-name="Droid Sans" fo:font-size="11pt" style:font-size-asian="11pt" style:font-size-complex="11pt"/>
    </style:style>
    <style:style style:name="P5" style:family="paragraph">
      <style:paragraph-properties fo:text-align="start"/>
      <style:text-properties style:font-name="Droid Sans" fo:font-size="11pt" style:font-size-asian="11pt" style:font-size-complex="11pt"/>
    </style:style>
    <style:style style:name="P6" style:family="paragraph">
      <style:text-properties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>
      <style:paragraph-properties fo:text-align="center"/>
      <style:text-properties fo:color="#000000" style:font-name="Droid Serif" fo:font-size="11pt" style:font-size-asian="11pt" style:font-size-complex="11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b80047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>
      <style:paragraph-properties fo:text-align="end"/>
      <style:text-properties fo:color="#6b2394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>
      <style:paragraph-properties fo:line-height="150%" fo:text-align="center"/>
      <style:text-properties style:font-name="Droid Sans" fo:font-size="11pt" style:font-size-asian="11pt" style:font-size-complex="11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Droid Sans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Droid Sans" fo:font-size="15pt" style:font-size-asian="15pt" style:font-size-complex="15pt"/>
    </style:style>
    <style:style style:name="T2" style:family="text">
      <style:text-properties style:font-name="Droid Sans" fo:font-size="11pt" style:font-size-asian="11pt" style:font-size-complex="11pt"/>
    </style:style>
    <style:style style:name="T3" style:family="text">
      <style:text-properties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font-name="Droid Serif"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b80047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color="#6b2394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font-name="Droid Sans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001cm" svg:height="0.885cm" svg:x="1.089cm" svg:y="18.111cm">
          <draw:text-box>
            <text:p text:style-name="P1"><text:span text:style-name="T1">SSVEP Stimulation Block</text:span></text:p>
          </draw:text-box>
        </draw:frame>
        <draw:custom-shape draw:style-name="gr2" draw:text-style-name="P4" xml:id="id1" draw:id="id1" draw:layer="layout" svg:width="16.51cm" svg:height="6.985cm" svg:x="1.47cm" svg:y="1.289cm">
          <text:p text:style-name="P3"><text:span text:style-name="T2">(1) Start SSVEP block in background with </text:span><text:span text:style-name="T3">(f1, f2)</text:span><text:span text:style-name="T2"> as frequency parameters</text:span></text:p>
          <text:p text:style-name="P3"><text:span text:style-name="T2">(2) Start SP block in background</text:span></text:p>
          <text:p text:style-name="P3"><text:span text:style-name="T2">(3) Create a socket connection between this block and SP block</text:span></text:p>
          <text:p text:style-name="P3"><text:span text:style-name="T2">(4) Initialize Emotiv EEG</text:span></text:p>
          <text:p text:style-name="P3"><text:span text:style-name="T2">(5) Execute main BCI loop for </text:span><text:span text:style-name="T3">n_trials</text:span><text:span text:style-name="T2"> times (or until interrupted)</text:span></text:p>
          <text:p text:style-name="P3"><text:span text:style-name="T2"><text:tab/></text:span><text:span text:style-name="T2">(a) Acquire resting EEG for </text:span><text:span text:style-name="T4">duration</text:span><text:span text:style-name="T2"> seconds</text:span></text:p>
          <text:p text:style-name="P3"><text:span text:style-name="T2"><text:tab/></text:span><text:span text:style-name="T2">(b) Send signal to SSVEP block to start flickering</text:span></text:p>
          <text:p text:style-name="P3"><text:span text:style-name="T2"><text:tab/></text:span><text:span text:style-name="T2">(c) Acquire SSVEP EEG for </text:span><text:span text:style-name="T4">duration</text:span><text:span text:style-name="T2"> seconds</text:span></text:p>
          <text:p text:style-name="P3"><text:span text:style-name="T2"><text:tab/></text:span><text:span text:style-name="T2">(d) Send signal to SSVEP block to stop flickering</text:span></text:p>
          <text:p text:style-name="P3"><text:span text:style-name="T2"><text:tab/></text:span><text:span text:style-name="T2">(e) Send EEG data to SP block for processing over the socke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6.637cm" svg:height="0.885cm" svg:x="1.508cm" svg:y="0.4cm">
          <draw:text-box>
            <text:p text:style-name="P1"><text:span text:style-name="T1">EEG Acquisition (ACK) Block</text:span></text:p>
          </draw:text-box>
        </draw:frame>
        <draw:custom-shape draw:style-name="gr3" draw:text-style-name="P5" xml:id="id3" draw:id="id3" draw:layer="layout" svg:width="8.001cm" svg:height="6.985cm" svg:x="10.36cm" svg:y="10.995cm">
          <text:list text:style-name="L1">
            <text:list-item>
              <text:p text:style-name="P3"><text:span text:style-name="T2">Listen the socket for new EEG data</text:span></text:p>
              <text:p text:style-name="P3"><text:span text:style-name="T2"/></text:p>
              <text:p text:style-name="P3"><text:span text:style-name="T2"/></text:p>
            </text:list-item>
            <text:list-item>
              <text:p text:style-name="P3"><text:span text:style-name="T2">Process EEG data and select</text:span></text:p>
              <text:p text:style-name="P3"><text:span text:style-name="T2">between <text:s text:c="2"/>2 target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8.001cm" svg:height="0.885cm" svg:x="10.36cm" svg:y="18.107cm">
          <draw:text-box>
            <text:p text:style-name="P1"><text:span text:style-name="T1">Signal Processing (SP) Block</text:span></text:p>
          </draw:text-box>
        </draw:frame>
        <draw:connector draw:style-name="gr4" draw:text-style-name="P1" draw:layer="layout" draw:type="curve" svg:x1="9.725cm" svg:y1="8.274cm" svg:x2="5.089cm" svg:y2="10.995cm" draw:start-shape="id1" draw:start-glue-point="2" draw:end-shape="id2" draw:end-glue-point="0" svg:d="m9725 8274c0 2040-4636 680-4636 2721" svg:viewBox="0 0 4637 2722">
          <text:p/>
        </draw:connector>
        <draw:frame draw:style-name="gr1" draw:text-style-name="P6" draw:layer="layout" svg:width="1.143cm" svg:height="0.885cm" svg:x="8.142cm" svg:y="9.452cm">
          <draw:text-box>
            <text:p><text:span text:style-name="T3">(1)</text:span></text:p>
          </draw:text-box>
        </draw:frame>
        <draw:connector draw:style-name="gr4" draw:text-style-name="P1" draw:layer="layout" draw:type="curve" svg:x1="9.725cm" svg:y1="8.274cm" svg:x2="14.36cm" svg:y2="10.995cm" draw:start-shape="id1" draw:start-glue-point="2" draw:end-shape="id3" draw:end-glue-point="0" svg:d="m9725 8274c0 2040 4635 680 4635 2721" svg:viewBox="0 0 4636 2722">
          <text:p/>
        </draw:connector>
        <draw:frame draw:style-name="gr1" draw:text-style-name="P6" draw:layer="layout" svg:width="1.143cm" svg:height="0.885cm" svg:x="10.247cm" svg:y="9.475cm">
          <draw:text-box>
            <text:p><text:span text:style-name="T3">(2)</text:span></text:p>
          </draw:text-box>
        </draw:frame>
        <draw:custom-shape draw:style-name="gr5" draw:text-style-name="P7" draw:layer="layout" svg:width="0.828cm" svg:height="4.826cm" svg:x="17.317cm" svg:y="7.8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6" draw:layer="layout" svg:width="1.031cm" svg:height="0.758cm" svg:x="16.621cm" svg:y="9.625cm">
          <draw:text-box>
            <text:p><text:span text:style-name="T3">(3)</text:span></text:p>
          </draw:text-box>
        </draw:frame>
        <draw:frame draw:style-name="gr1" draw:text-style-name="P9" draw:layer="layout" svg:width="3.302cm" svg:height="0.885cm" svg:x="2.802cm" svg:y="12.036cm">
          <draw:text-box>
            <text:p text:style-name="P8"><text:span text:style-name="T5">Signal received</text:span></text:p>
          </draw:text-box>
        </draw:frame>
        <draw:line draw:style-name="gr7" draw:text-style-name="P1" draw:layer="layout" svg:x1="2.851cm" svg:y1="5.788cm" svg:x2="2.851cm" svg:y2="12.519cm">
          <text:p/>
        </draw:line>
        <draw:line draw:style-name="gr8" draw:text-style-name="P1" draw:layer="layout" svg:x1="2.451cm" svg:y1="7.181cm" svg:x2="2.451cm" svg:y2="14.678cm">
          <text:p/>
        </draw:line>
        <draw:frame draw:style-name="gr1" draw:text-style-name="P10" xml:id="id4" draw:id="id4" draw:layer="layout" svg:width="3.556cm" svg:height="0.885cm" svg:x="2.524cm" svg:y="14.174cm">
          <draw:text-box>
            <text:p text:style-name="P8"><text:span text:style-name="T6">Signal received</text:span></text:p>
          </draw:text-box>
        </draw:frame>
        <draw:connector draw:style-name="gr9" draw:text-style-name="P1" draw:layer="layout" draw:type="curve" draw:line-skew="1.32cm" svg:x1="6.08cm" svg:y1="14.616cm" svg:x2="7.769cm" svg:y2="11.347cm" draw:start-shape="id4" svg:d="m6080 14616c3622 0 2778-3269 1689-3269" svg:viewBox="0 0 2627 3270">
          <text:p/>
        </draw:connector>
        <draw:custom-shape draw:style-name="gr3" draw:text-style-name="P11" xml:id="id2" draw:id="id2" draw:layer="layout" svg:width="8.001cm" svg:height="6.985cm" svg:x="1.089cm" svg:y="10.995cm">
          <text:list text:style-name="L1">
            <text:list-item>
              <text:p text:style-name="P3"><text:span text:style-name="T2">Block until the arrival of a signal</text:span></text:p>
              <text:p text:style-name="P3"><text:span text:style-name="T2"/></text:p>
              <text:p text:style-name="P3"><text:span text:style-name="T2"/></text:p>
            </text:list-item>
            <text:list-item>
              <text:p text:style-name="P3"><text:span text:style-name="T2">Start flickering the LED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08cm" svg:y1="12.261cm" svg:x2="6.08cm" svg:y2="13.281cm">
          <text:p/>
        </draw:line>
        <draw:path draw:style-name="gr11" draw:text-style-name="P1" draw:layer="layout" svg:width="4.19cm" svg:height="1.378cm" svg:x="13.573cm" svg:y="7.584cm" svg:viewBox="0 0 4191 1379" svg:d="m0 236c4191-889 4191 1016 4191 1016v127">
          <text:p/>
        </draw:path>
        <draw:path draw:style-name="gr12" draw:text-style-name="P1" draw:layer="layout" svg:width="2.672cm" svg:height="0.888cm" svg:x="15.097cm" svg:y="11.63cm" svg:viewBox="0 0 2673 889" svg:d="m0 830c2921 331 2667-830 2667-830">
          <text:p/>
        </draw:path>
        <draw:g>
          <draw:connector draw:style-name="gr10" draw:text-style-name="P1" draw:layer="layout" draw:type="curve" svg:x1="15.119cm" svg:y1="14.119cm" svg:x2="18.78cm" svg:y2="13.253cm" svg:d="m15119 14119c2746 0 916-866 3661-866" svg:viewBox="0 0 3662 867">
            <text:p/>
          </draw:connector>
          <draw:connector draw:style-name="gr10" draw:text-style-name="P1" draw:layer="layout" draw:type="curve" svg:x1="15.111cm" svg:y1="14.093cm" svg:x2="18.772cm" svg:y2="14.959cm" svg:d="m15111 14093c2745 0 915 866 3661 866" svg:viewBox="0 0 3662 867">
            <text:p/>
          </draw:connector>
        </draw:g>
        <draw:frame draw:style-name="gr13" draw:text-style-name="P13" draw:layer="layout" svg:width="1.324cm" svg:height="0.758cm" svg:x="18.604cm" svg:y="12.952cm">
          <draw:text-box>
            <text:p text:style-name="P12"><text:span text:style-name="T7">Left</text:span></text:p>
          </draw:text-box>
        </draw:frame>
        <draw:connector draw:style-name="gr9" draw:text-style-name="P1" draw:layer="layout" draw:type="curve" draw:line-skew="1.027cm" svg:x1="15.202cm" svg:y1="14.931cm" svg:x2="12.484cm" svg:y2="12.116cm" svg:d="m15202 14931c0-570-2718 837-2718-2815" svg:viewBox="0 0 2719 2816">
          <text:p/>
        </draw:connector>
        <draw:frame draw:style-name="gr13" draw:text-style-name="P13" draw:layer="layout" svg:width="1.396cm" svg:height="0.758cm" svg:x="18.604cm" svg:y="14.64cm">
          <draw:text-box>
            <text:p text:style-name="P12"><text:span text:style-name="T7">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1131" svg:d="m0 564 564 567 567-567-567-564z"/>
    <draw:marker draw:name="Arrowheads_20_4" draw:display-name="Arrowheads 4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9cm" fo:margin-bottom="0.991cm" fo:margin-left="1cm" fo:margin-right="1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zan Çağlayan</meta:initial-creator>
    <meta:creation-date>2013-12-30T16:21:24.299749684</meta:creation-date>
    <dc:date>2013-12-30T18:48:03.522942733</dc:date>
    <dc:creator>Ozan Çağlayan</dc:creator>
    <meta:editing-duration>PT1H29M32S</meta:editing-duration>
    <meta:editing-cycles>18</meta:editing-cycles>
    <meta:generator>LibreOffice/4.1.4.2$Linux_X86_64 LibreOffice_project/410$Build-2</meta:generator>
    <meta:document-statistic meta:object-count="26"/>
  </office:meta>
</office:document-meta>
</file>